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Professions médicales et pharmaceutiques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rofessions médicales et pharmaceutiques</text:p>
          </table:table-cell>
          <table:table-cell table:style-name="ce4" office:value-type="string" calcext:value-type="string">
            <text:p>Nombre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 Médecins</text:p>
          </table:table-cell>
          <table:table-cell office:value-type="float" office:value="216762" calcext:value-type="float">
            <text:p>216762</text:p>
          </table:table-cell>
          <table:table-cell office:value-type="float" office:value="218296" calcext:value-type="float">
            <text:p>218296</text:p>
          </table:table-cell>
          <table:table-cell office:value-type="float" office:value="219834" calcext:value-type="float">
            <text:p>219834</text:p>
          </table:table-cell>
        </table:table-row>
        <table:table-row table:style-name="ro1">
          <table:table-cell office:value-type="string" calcext:value-type="string">
            <text:p> Chirurgiens-dentistes</text:p>
          </table:table-cell>
          <table:table-cell office:value-type="float" office:value="40599" calcext:value-type="float">
            <text:p>40599</text:p>
          </table:table-cell>
          <table:table-cell office:value-type="float" office:value="40833" calcext:value-type="float">
            <text:p>40833</text:p>
          </table:table-cell>
          <table:table-cell office:value-type="float" office:value="41186" calcext:value-type="float">
            <text:p>41186</text:p>
          </table:table-cell>
        </table:table-row>
        <table:table-row table:style-name="ro1">
          <table:table-cell office:value-type="string" calcext:value-type="string">
            <text:p> Sages-femmes</text:p>
          </table:table-cell>
          <table:table-cell office:value-type="float" office:value="19128" calcext:value-type="float">
            <text:p>19128</text:p>
          </table:table-cell>
          <table:table-cell office:value-type="float" office:value="20235" calcext:value-type="float">
            <text:p>20235</text:p>
          </table:table-cell>
          <table:table-cell office:value-type="float" office:value="20772" calcext:value-type="float">
            <text:p>20772</text:p>
          </table:table-cell>
        </table:table-row>
        <table:table-row table:style-name="ro1">
          <table:table-cell office:value-type="string" calcext:value-type="string">
            <text:p> Pharmaciens</text:p>
          </table:table-cell>
          <table:table-cell office:value-type="float" office:value="72811" calcext:value-type="float">
            <text:p>72811</text:p>
          </table:table-cell>
          <table:table-cell office:value-type="float" office:value="73670" calcext:value-type="float">
            <text:p>73670</text:p>
          </table:table-cell>
          <table:table-cell office:value-type="float" office:value="73598" calcext:value-type="float">
            <text:p>73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6:40.238000000</meta:creation-date>
    <dc:date>2018-04-20T19:37:07.033000000</dc:date>
    <meta:editing-duration>PT27S</meta:editing-duration>
    <meta:editing-cycles>1</meta:editing-cycles>
    <meta:document-statistic meta:table-count="1" meta:cell-count="22" meta:object-count="0"/>
    <meta:generator>LibreOffice/5.2.6.2$Windows_X86_64 LibreOffice_project/a3100ed2409ebf1c212f5048fbe377c281438fdc</meta:generator>
  </office:meta>
</office:document-meta>
</file>